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Användarscenario 2</text:span></text:h>
      <text:p text:style-name="Standard"><text:span text:style-name="Strong_20_Emphasis">Rubrik – Kontrollera pris och tillgänglighet</text:span></text:p>
      <text:p text:style-name="Standard"/>
      <text:p text:style-name="Standard"><text:span text:style-name="Strong_20_Emphasis">Starttillstånd:</text:span></text:p>
      <text:p text:style-name="Standard"><text:span text:style-name="Strong_20_Emphasis"><text:span text:style-name="T1">Användaren behöver webbläsare och internetanslutning för att kunna öppna sidan http://www.ramundboende.se</text:span></text:span></text:p>
      <text:p text:style-name="Standard"/>
      <text:p text:style-name="Standard"><text:span text:style-name="Strong_20_Emphasis">Måltillstånd:</text:span></text:p>
      <text:p text:style-name="Standard"><text:span text:style-name="Strong_20_Emphasis"><text:span text:style-name="T1">Användaren har kontrollerat om boende för 12 pers finns tillgängligt under nyårsveckan 2014 (vecka 52) och vad det kostar.</text:span></text:span></text:p>
      <text:p text:style-name="Standard"/>
      <text:p text:style-name="Standard"><text:span text:style-name="Strong_20_Emphasis">Kort beskrivning:</text:span></text:p>
      <text:p text:style-name="Standard">Scenariot går ut på att användaren kontrollerar vilka boendetyper som erbjuds, därefter om vecka 52 finns bokningsbar och vad det isåfall kostar.</text:p>
      <text:p text:style-name="Standard"/>
      <text:p text:style-name="Standard"><text:span text:style-name="Strong_20_Emphasis">Sekvensbeskrivning:</text:span></text:p>
      <text:list xml:id="list7432699908245033879" text:style-name="L1">
        <text:list-item>
          <text:p text:style-name="P1"><text:span text:style-name="Strong_20_Emphasis"><text:span text:style-name="T1">Går till </text:span></text:span><text:a xlink:type="simple" xlink:href="http://www.ramundboende.se/" text:style-name="Internet_20_link" text:visited-style-name="Visited_20_Internet_20_Link"><text:span text:style-name="Strong_20_Emphasis"><text:span text:style-name="T1">http://www.ramundboende.se</text:span></text:span></text:a></text:p>
        </text:list-item>
        <text:list-item>
          <text:p text:style-name="P1"><text:span text:style-name="Strong_20_Emphasis"><text:span text:style-name="T1">Går via navigationsmenyn vidare till ”Boende”.</text:span></text:span></text:p>
        </text:list-item>
        <text:list-item>
          <text:p text:style-name="P1"><text:span text:style-name="Strong_20_Emphasis"><text:span text:style-name="T1">Kontrollerar om det finns något alternativ med 12 bäddar (och kommer fram till att stuga 2 – storstugan, passar bra för ändamålet)</text:span></text:span></text:p>
        </text:list-item>
        <text:list-item>
          <text:p text:style-name="P1"><text:span text:style-name="Strong_20_Emphasis"><text:span text:style-name="T1">Kontrollerar priset för veckan.</text:span></text:span></text:p>
        </text:list-item>
        <text:list-item>
          <text:p text:style-name="P1"><text:span text:style-name="Strong_20_Emphasis"><text:span text:style-name="T1">Kontrollerar om veckan är ledig/bokningsbar.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27T13:53:02</meta:creation-date>
    <dc:date>2014-05-27T14:09:18</dc:date>
    <meta:editing-duration>PT16M16S</meta:editing-duration>
    <meta:editing-cycles>8</meta:editing-cycles>
    <meta:generator>OpenOffice/4.1.0$Unix OpenOffice.org_project/410m18$Build-9764</meta:generator>
    <meta:document-statistic meta:table-count="0" meta:image-count="0" meta:object-count="0" meta:page-count="1" meta:paragraph-count="14" meta:word-count="110" meta:character-count="794"/>
  </office:meta>
</office:document-meta>
</file>